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2448EF1CD0E29FFD96.png" manifest:media-type="image/png"/>
  <manifest:file-entry manifest:full-path="Pictures/1000000100000800000008002BF7B88EB3AC44A8.png" manifest:media-type="image/png"/>
  <manifest:file-entry manifest:full-path="Pictures/1000000100000341000002E39FC99E8171A3A81F.png" manifest:media-type="image/png"/>
  <manifest:file-entry manifest:full-path="Pictures/10000001000004680000030D867393604B97896F.png" manifest:media-type="image/png"/>
  <manifest:file-entry manifest:full-path="Pictures/1000000100000406000001BFF6A0E45410BF146C.png" manifest:media-type="image/png"/>
  <manifest:file-entry manifest:full-path="Pictures/1000221C00006A7300002E2636634675206AC439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PT Serif" svg:font-family="'PT Serif'" style:font-pitch="variable"/>
    <style:font-face style:name="PT Serif1" svg:font-family="'PT Serif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roman"/>
    <style:font-face style:name="ＭＳ Ｐゴシック1" svg:font-family="'ＭＳ Ｐゴシック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4.325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3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5.623cm" fo:min-width="81.492cm" fo:padding-top="1.75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212cm" svg:stroke-color="#7d55c7" svg:stroke-opacity="100%" draw:stroke-linejoin="miter" draw:fill="solid" draw:fill-color="#ffffff" draw:opacity="100%" draw:textarea-horizontal-align="center" draw:textarea-vertical-align="middle" draw:auto-grow-height="false" draw:auto-grow-width="false" fo:min-height="23.746cm" fo:min-width="23.492cm" fo:padding-top="0.127cm" fo:padding-bottom="0.127cm" fo:padding-left="0.254cm" fo:padding-right="0.254cm" fo:wrap-option="wrap" draw:shadow="visible" draw:shadow-offset-x="0cm" draw:shadow-offset-y="0.064cm" draw:shadow-color="#808080" draw:shadow-opacity="35%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true" draw:auto-grow-width="false" fo:min-height="3.316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16.246cm" fo:min-width="25.492cm" fo:padding-top="1.75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fill-color="#00778b" draw:textarea-horizontal-align="justify" draw:textarea-vertical-align="middle" draw:auto-grow-height="false" fo:min-height="2.495cm" fo:min-width="81.25cm"/>
      <style:paragraph-properties style:writing-mode="lr-tb"/>
    </style:style>
    <style:style style:name="gr9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25.208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30.622cm" fo:min-width="53.492cm" fo:padding-top="1.75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53.208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5.623cm" fo:min-width="81.492cm" fo:padding-top="1.75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81.208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16.623cm" fo:min-width="25.492cm" fo:padding-top="1.75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25.208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26.623cm" fo:min-width="25.492cm" fo:padding-top="1.75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25.208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212cm" svg:stroke-color="#7d55c7" svg:stroke-opacity="100%" draw:stroke-linejoin="miter" draw:fill="solid" draw:fill-color="#ffffff" draw:opacity="100%" draw:textarea-horizontal-align="center" draw:textarea-vertical-align="middle" draw:auto-grow-height="false" draw:auto-grow-width="false" fo:min-height="23.746cm" fo:min-width="23.492cm" fo:padding-top="0.127cm" fo:padding-bottom="0.127cm" fo:padding-left="0.254cm" fo:padding-right="0.254cm" fo:wrap-option="wrap" draw:shadow="visible" draw:shadow-offset-x="0cm" draw:shadow-offset-y="0.064cm" draw:shadow-color="#808080" draw:shadow-opacity="35%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778b" svg:stroke-opacity="100%" svg:stroke-linecap="butt" draw:fill="none" draw:textarea-horizontal-align="left" draw:textarea-vertical-align="top" draw:auto-grow-height="false" draw:auto-grow-width="false" fo:min-height="21.123cm" fo:min-width="25.492cm" fo:padding-top="1.75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fill-color="#00778b" draw:textarea-horizontal-align="justify" draw:textarea-vertical-align="middle" draw:auto-grow-height="false" fo:min-height="2.453cm" fo:min-width="25.208cm"/>
      <style:paragraph-properties style:writing-mode="lr-tb"/>
    </style:style>
    <style:style style:name="gr21" style:family="graphic" style:parent-style-name="standard">
      <style:graphic-properties draw:stroke="solid" svg:stroke-width="0.212cm" svg:stroke-color="#7d55c7" svg:stroke-opacity="100%" draw:stroke-linejoin="miter" draw:fill="solid" draw:fill-color="#ffffff" draw:opacity="100%" draw:textarea-horizontal-align="center" draw:textarea-vertical-align="middle" draw:auto-grow-height="false" draw:auto-grow-width="false" fo:min-height="12.746cm" fo:min-width="12.492cm" fo:padding-top="0.127cm" fo:padding-bottom="0.127cm" fo:padding-left="0.254cm" fo:padding-right="0.254cm" fo:wrap-option="wrap" draw:shadow="visible" draw:shadow-offset-x="0cm" draw:shadow-offset-y="0.064cm" draw:shadow-color="#808080" draw:shadow-opacity="35%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Master1-Thème-Office-notes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2" fo:font-size="96pt" style:font-size-asian="80pt" style:font-size-complex="8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48pt" fo:font-weight="normal" style:font-size-asian="48pt" style:font-weight-asian="normal" style:font-size-complex="48pt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2"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  <style:text-properties fo:font-size="25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font-size="25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4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4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Arial2" fo:font-size="60pt" style:font-size-asian="60pt" style:font-size-complex="60pt"/>
    </style:style>
    <style:style style:name="P1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2" fo:font-size="60pt" style:font-size-asian="60pt" style:font-size-complex="60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2" fo:font-size="60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60pt" style:font-size-asian="60pt" style:font-size-complex="60pt"/>
    </style:style>
    <style:style style:name="P13" style:family="paragraph">
      <loext:graphic-properties draw:fill-color="#00778b"/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60pt" style:font-size-asian="60pt" style:font-size-complex="60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color="#7d55c7" loext:opacity="100%" style:text-line-through-style="none" style:text-line-through-type="none" style:text-position="0% 100%" style:font-name="Arial2" fo:font-size="9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PGothic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color="#b199dd" loext:opacity="100%" style:text-outline="false" style:text-line-through-style="none" style:text-line-through-type="none" style:text-position="0% 100%" style:font-name="Arial2" fo:font-size="4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size-asian="48pt" style:font-style-asian="normal" style:font-weight-asian="normal" style:font-name-complex="Lucida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b199dd" loext:opacity="100%" style:text-line-through-style="none" style:text-line-through-type="none" style:text-position="0% 100%" style:font-name="Arial2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ffffff" loext:opacity="100%" style:text-line-through-style="none" style:text-line-through-type="none" style:text-position="0% 100%" style:font-name="PT Serif" fo:font-size="4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S PGothic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ffffff" loext:opacity="100%" style:text-line-through-style="none" style:text-line-through-type="none" style:text-position="0% 100%" style:font-name="PT Serif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text-position="0% 100%" style:font-name="Arial2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text-position="0% 100%" style:font-name="Arial2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fo:color="#7d55c7" loext:opacity="100%" style:text-line-through-style="none" style:text-line-through-type="none" style:text-position="0% 100%" style:font-name="Arial2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PGothic" style:font-size-asian="54pt" style:font-style-asian="normal" style:font-weight-asian="bold" style:font-size-complex="54pt" style:font-style-complex="normal" style:font-weight-complex="bold"/>
    </style:style>
    <style:style style:name="T9" style:family="text">
      <style:text-properties fo:color="#ffffff" loext:opacity="100%" style:text-line-through-style="none" style:text-line-through-type="none" style:text-position="0% 100%" style:font-name="Arial2" fo:font-size="6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name-complex="PT Serif1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Thème-Office" presentation:presentation-page-layout-name="AL1T33">
        <draw:frame draw:name="ZoneTexte 1" draw:style-name="gr1" draw:text-style-name="P2" draw:layer="layout" svg:width="82cm" svg:height="4.579cm" svg:x="1.05cm" svg:y="8.7cm">
          <draw:text-box>
            <text:p text:style-name="P1"><text:span text:style-name="T1">Titre</text:span></text:p>
          </draw:text-box>
        </draw:frame>
        <draw:frame draw:name="ZoneTexte 13" draw:style-name="gr2" draw:text-style-name="P4" draw:layer="layout" svg:width="82cm" svg:height="2.286cm" svg:x="1.05cm" svg:y="16.841cm">
          <draw:text-box>
            <text:p text:style-name="P3"><text:span text:style-name="T2">Prénom NOM, équipe/laboratoire – Prénom NOM</text:span><text:span text:style-name="T3">, équipe/laboratoire </text:span></text:p>
          </draw:text-box>
        </draw:frame>
        <draw:custom-shape draw:name="Rectangle 34" draw:style-name="gr3" draw:text-style-name="P6" draw:layer="layout" svg:width="23.846cm" svg:height="4.656cm" svg:x="55.176cm" svg:y="70.367cm">
          <text:p text:style-name="P5"><text:span text:style-name="T4">Résultats :</text:span></text:p>
          <text:p text:style-name="P5"><text:span text:style-name="T5">Résultats de </text:span><text:span text:style-name="T5">l’ensemble du </text:span><text:span text:style-name="T5">travail.</text:span></text:p>
          <text:p text:style-name="P5"><text:span text:style-name="T5">Justification du </text:span><text:span text:style-name="T5">respect ou non des </text:span><text:span text:style-name="T5">objectifs initiaux</text:span></text:p>
          <draw:enhanced-geometry svg:viewBox="0 0 21600 21600" draw:type="non-primitive" draw:enhanced-path="M 0 0 L 21600 0 21600 21600 0 21600 Z N"/>
        </draw:custom-shape>
        <draw:custom-shape draw:name="Rectangle 4" draw:style-name="gr4" draw:text-style-name="P8" draw:layer="layout" svg:width="82cm" svg:height="7.5cm" svg:x="1.05cm" svg:y="24.5cm">
          <text:p text:style-name="P7"><text:span text:style-name="T6">Texte...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 3" draw:style-name="gr5" draw:text-style-name="P10" draw:layer="layout" svg:width="24cm" svg:height="24cm" svg:x="2.05cm" svg:y="54cm">
          <text:p text:style-name="P9"><text:span text:style-name="T7">Photo / schéma</text:span></text:p>
          <draw:enhanced-geometry svg:viewBox="0 0 21600 21600" draw:type="non-primitive" draw:enhanced-path="M 0 0 L 21600 0 21600 21600 0 21600 Z N"/>
        </draw:custom-shape>
        <draw:frame draw:name="ZoneTexte 1" draw:style-name="gr6" draw:text-style-name="P11" draw:layer="layout" svg:width="82cm" svg:height="3.57cm" svg:x="1.05cm" svg:y="12.93cm">
          <draw:text-box>
            <text:p text:style-name="P1"><text:span text:style-name="T8">Sous-titre</text:span></text:p>
          </draw:text-box>
        </draw:frame>
        <draw:custom-shape draw:name="Rectangle 5" draw:style-name="gr7" draw:text-style-name="P8" draw:layer="layout" svg:width="26cm" svg:height="16.5cm" svg:x="1.05cm" svg:y="35.5cm">
          <text:p text:style-name="P7"><text:span text:style-name="T6">Texte...</text:span></text:p>
          <draw:enhanced-geometry svg:viewBox="0 0 21600 21600" draw:type="non-primitive" draw:enhanced-path="M 0 0 L 21600 0 21600 21600 0 21600 Z N"/>
        </draw:custom-shape>
        <draw:custom-shape draw:style-name="gr8" draw:text-style-name="P13" draw:layer="layout" svg:width="82cm" svg:height="3cm" svg:x="1.05cm" svg:y="23cm">
          <text:p text:style-name="P12"><text:span text:style-name="T9">Introducti</text:span><text:span text:style-name="T9">on / </text:span><text:span text:style-name="T9">Objectifs.</text:span><text:span text:style-name="T9">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6cm" svg:height="3cm" svg:x="1.05cm" svg:y="34cm">
          <text:p text:style-name="P12"><text:span text:style-name="T9">Cadre </text:span><text:span text:style-name="T9">1.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9" draw:style-name="gr10" draw:text-style-name="P8" draw:layer="layout" svg:width="54cm" svg:height="32.499cm" svg:x="29.05cm" svg:y="35.501cm">
          <text:p text:style-name="P7"><text:span text:style-name="T6">Texte...</text:span></text:p>
          <draw:enhanced-geometry svg:viewBox="0 0 21600 21600" draw:type="non-primitive" draw:enhanced-path="M 0 0 L 21600 0 21600 21600 0 21600 Z N"/>
        </draw:custom-shape>
        <draw:custom-shape draw:style-name="gr11" draw:text-style-name="P13" draw:layer="layout" svg:width="54cm" svg:height="3cm" svg:x="29.05cm" svg:y="34.001cm">
          <text:p text:style-name="P12"><text:span text:style-name="T9">Cadre 2.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" draw:style-name="gr12" draw:text-style-name="P8" draw:layer="layout" svg:width="82cm" svg:height="7.5cm" svg:x="1.05cm" svg:y="103cm">
          <text:p text:style-name="P7"><text:span text:style-name="T6">Texte...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style-name="gr13" draw:text-style-name="P13" draw:layer="layout" svg:width="82cm" svg:height="3cm" svg:x="1.05cm" svg:y="101.5cm">
          <text:p text:style-name="P12"><text:span text:style-name="T9">Conclusions, perspectives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6" draw:style-name="gr14" draw:text-style-name="P8" draw:layer="layout" svg:width="26cm" svg:height="18.5cm" svg:x="1.05cm" svg:y="81.5cm">
          <text:p text:style-name="P7"><text:span text:style-name="T6">Texte...</text:span></text:p>
          <draw:enhanced-geometry svg:viewBox="0 0 21600 21600" draw:type="non-primitive" draw:enhanced-path="M 0 0 L 21600 0 21600 21600 0 21600 Z N"/>
        </draw:custom-shape>
        <draw:custom-shape draw:style-name="gr15" draw:text-style-name="P13" draw:layer="layout" svg:width="26cm" svg:height="3cm" svg:x="1.05cm" svg:y="80cm">
          <text:p text:style-name="P12"><text:span text:style-name="T9">Cadre 3.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7" draw:style-name="gr16" draw:text-style-name="P8" draw:layer="layout" svg:width="26cm" svg:height="28.5cm" svg:x="29.05cm" svg:y="71.5cm">
          <text:p text:style-name="P7"><text:span text:style-name="T6">Texte...</text:span></text:p>
          <draw:enhanced-geometry svg:viewBox="0 0 21600 21600" draw:type="non-primitive" draw:enhanced-path="M 0 0 L 21600 0 21600 21600 0 21600 Z N"/>
        </draw:custom-shape>
        <draw:custom-shape draw:style-name="gr17" draw:text-style-name="P13" draw:layer="layout" svg:width="26cm" svg:height="3cm" svg:x="29.05cm" svg:y="70cm">
          <text:p text:style-name="P12"><text:span text:style-name="T9">Cadre 4.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" draw:style-name="gr18" draw:text-style-name="P10" draw:layer="layout" svg:width="24cm" svg:height="24cm" svg:x="58.05cm" svg:y="50cm">
          <text:p text:style-name="P9"><text:span text:style-name="T7">Photo / schéma</text:span></text:p>
          <draw:enhanced-geometry svg:viewBox="0 0 21600 21600" draw:type="non-primitive" draw:enhanced-path="M 0 0 L 21600 0 21600 21600 0 21600 Z N"/>
        </draw:custom-shape>
        <draw:custom-shape draw:name="Rectangle 8" draw:style-name="gr19" draw:text-style-name="P8" draw:layer="layout" svg:width="26cm" svg:height="23cm" svg:x="57.051cm" svg:y="77cm">
          <text:p text:style-name="P7"><text:span text:style-name="T6">Texte...</text:span></text:p>
          <draw:enhanced-geometry svg:viewBox="0 0 21600 21600" draw:type="non-primitive" draw:enhanced-path="M 0 0 L 21600 0 21600 21600 0 21600 Z N"/>
        </draw:custom-shape>
        <draw:custom-shape draw:style-name="gr20" draw:text-style-name="P13" draw:layer="layout" svg:width="26cm" svg:height="3cm" svg:x="57.05cm" svg:y="75.5cm">
          <text:p text:style-name="P12"><text:span text:style-name="T9">Cadre 3...</text:span></text:p>
          <draw:enhanced-geometry svg:viewBox="0 0 21600 21600" draw:path-stretchpoint-x="10800" draw:path-stretchpoint-y="10800" draw:text-areas="?f3 ?f4 ?f5 ?f6" draw:type="round-rectangle" draw:modifiers="3598.8003998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0" draw:style-name="gr21" draw:text-style-name="P10" draw:layer="layout" svg:width="13cm" svg:height="13cm" svg:x="1.05cm" svg:y="8cm">
          <text:p text:style-name="P9"><text:span text:style-name="T7">Logo</text:span></text:p>
          <text:p text:style-name="P9"><text:span text:style-name="T7">université</text:span></text:p>
          <draw:enhanced-geometry svg:viewBox="0 0 21600 21600" draw:type="non-primitive" draw:enhanced-path="M 0 0 L 21600 0 21600 21600 0 21600 Z N"/>
        </draw:custom-shape>
        <draw:custom-shape draw:name="Rectangle 11" draw:style-name="gr21" draw:text-style-name="P10" draw:layer="layout" svg:width="13cm" svg:height="13cm" svg:x="70.05cm" svg:y="8cm">
          <text:p text:style-name="P9"><text:span text:style-name="T7">Logo</text:span></text:p>
          <text:p text:style-name="P9"><text:span text:style-name="T7">lab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2" draw:layer="layout" svg:width="6.694cm" svg:height="9.525cm" svg:x="6.178cm" svg:y="1.905cm" draw:page-number="1" presentation:class="page"/>
          <draw:frame presentation:style-name="pr1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S PGothic" svg:font-family="'MS P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PT Serif" svg:font-family="'PT Serif'" style:font-pitch="variable"/>
    <style:font-face style:name="PT Serif1" svg:font-family="'PT Serif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roman"/>
    <style:font-face style:name="ＭＳ Ｐゴシック1" svg:font-family="'ＭＳ Ｐゴシック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draw:stroke="solid" svg:stroke-width="0.026cm" svg:stroke-color="#7950c5" svg:stroke-linecap="butt" draw:fill-color="#cfe7f5" fo:wrap-option="wrap" draw:shadow="visible" draw:shadow-offset-x="0cm" draw:shadow-offset-y="0.064cm" draw:shadow-color="#000000" draw:shadow-opacity="35%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3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9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left="0cm" fo:margin-right="0cm" fo:margin-top="0cm" fo:margin-bottom="0.556cm" fo:text-indent="0cm"/>
      <style:text-properties fo:font-size="39pt" style:font-size-asian="28pt" style:font-size-complex="28pt"/>
    </style:style>
    <style:style style:name="Master1-Thème-Office-outline3" style:family="presentation" style:parent-style-name="Master1-Thème-Office-outline2">
      <style:paragraph-properties fo:margin-left="0cm" fo:margin-right="0cm" fo:margin-top="0cm" fo:margin-bottom="0.417cm" fo:text-indent="0cm"/>
      <style:text-properties fo:font-size="33.4000015258789pt" style:font-size-asian="24pt" style:font-size-complex="24pt"/>
    </style:style>
    <style:style style:name="Master1-Thème-Office-outline4" style:family="presentation" style:parent-style-name="Master1-Thème-Office-outline3">
      <style:paragraph-properties fo:margin-left="0cm" fo:margin-right="0cm" fo:margin-top="0cm" fo:margin-bottom="0.278cm" fo:text-indent="0cm"/>
      <style:text-properties fo:font-size="27.7999992370605pt" style:font-size-asian="20pt" style:font-size-complex="20pt"/>
    </style:style>
    <style:style style:name="Master1-Thème-Office-outline5" style:family="presentation" style:parent-style-name="Master1-Thème-Office-outline4">
      <style:paragraph-properties fo:margin-left="0cm" fo:margin-right="0cm" fo:margin-top="0cm" fo:margin-bottom="0.139cm" fo:text-indent="0cm"/>
      <style:text-properties fo:font-size="27.7999992370605pt" style:font-size-asian="20pt" style:font-size-complex="20pt"/>
    </style:style>
    <style:style style:name="Master1-Thème-Office-outline6" style:family="presentation" style:parent-style-name="Master1-Thème-Office-outline5">
      <style:paragraph-properties fo:margin-left="0cm" fo:margin-right="0cm" fo:margin-top="0cm" fo:margin-bottom="0.139cm" fo:text-indent="0cm"/>
      <style:text-properties fo:font-size="27.7999992370605pt" style:font-size-asian="20pt" style:font-size-complex="20pt"/>
    </style:style>
    <style:style style:name="Master1-Thème-Office-outline7" style:family="presentation" style:parent-style-name="Master1-Thème-Office-outline6">
      <style:paragraph-properties fo:margin-left="0cm" fo:margin-right="0cm" fo:margin-top="0cm" fo:margin-bottom="0.139cm" fo:text-indent="0cm"/>
      <style:text-properties fo:font-size="27.7999992370605pt" style:font-size-asian="20pt" style:font-size-complex="20pt"/>
    </style:style>
    <style:style style:name="Master1-Thème-Office-outline8" style:family="presentation" style:parent-style-name="Master1-Thème-Office-outline7">
      <style:paragraph-properties fo:margin-left="0cm" fo:margin-right="0cm" fo:margin-top="0cm" fo:margin-bottom="0.139cm" fo:text-indent="0cm"/>
      <style:text-properties fo:font-size="27.7999992370605pt" style:font-size-asian="20pt" style:font-size-complex="20pt"/>
    </style:style>
    <style:style style:name="Master1-Thème-Office-outline9" style:family="presentation" style:parent-style-name="Master1-Thème-Office-outline8">
      <style:paragraph-properties fo:margin-left="0cm" fo:margin-right="0cm" fo:margin-top="0cm" fo:margin-bottom="0.139cm" fo:text-indent="0cm"/>
      <style:text-properties fo:font-size="27.7999992370605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61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.05cm" fo:margin-right="1.05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min-height="0.925cm" fo:min-width="0.67cm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solid" svg:stroke-width="0.106cm" svg:stroke-color="#00778b" svg:stroke-opacity="100%" draw:stroke-linejoin="round" draw:fill="none" fo:padding-top="0.178cm" fo:padding-bottom="0.178cm" fo:padding-left="0.303cm" fo:padding-right="0.303cm" draw:shadow="visible" draw:shadow-offset-x="0cm" draw:shadow-offset-y="0.056cm" draw:shadow-color="#808080" draw:shadow-opacity="38%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none"/>
      <style:paragraph-properties fo:text-align="center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25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5pt"/>
    </style:style>
    <style:style style:name="MP7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8" style:family="paragraph">
      <style:paragraph-properties fo:margin-left="1.266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2.536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3.806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5.076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color="#000000" loext:opacity="100%" style:text-line-through-style="none" style:text-line-through-type="none" style:text-position="0% 100%" style:font-name="Arial2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778b" loext:opacity="100%" style:text-line-through-style="none" style:text-line-through-type="none" style:text-position="0% 100%" style:font-name="PT Serif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778b" loext:opacity="100%" style:text-line-through-style="none" style:text-line-through-type="none" style:text-position="0% 100%" style:font-name="PT Serif" fo:font-size="5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S PGothic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fo:color="#000000" loext:opacity="100%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13pt" style:font-style-asian="normal" style:font-weight-asian="normal" style:font-name-complex="ＭＳ Ｐゴシック" style:font-size-complex="13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text-position="0% 100%" style:font-name="Calibri1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S PGothic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66cm"/>
        <style:text-properties style:use-window-font-color="true" fo:font-size="45%"/>
      </text:list-level-style-number>
      <text:list-level-style-number text:level="3" style:num-format="">
        <style:list-level-properties text:space-before="2.536cm"/>
        <style:text-properties style:use-window-font-color="true" fo:font-size="45%"/>
      </text:list-level-style-number>
      <text:list-level-style-number text:level="4" style:num-format="">
        <style:list-level-properties text:space-before="3.806cm"/>
        <style:text-properties style:use-window-font-color="true" fo:font-size="45%"/>
      </text:list-level-style-number>
      <text:list-level-style-number text:level="5" style:num-format="">
        <style:list-level-properties text:space-before="5.076cm"/>
        <style:text-properties style:use-window-font-color="true" fo:font-size="45%"/>
      </text:list-level-style-number>
      <text:list-level-style-number text:level="6" style:num-format="">
        <style:list-level-properties text:space-before="6.346cm"/>
        <style:text-properties style:use-window-font-color="true" fo:font-size="45%"/>
      </text:list-level-style-number>
      <text:list-level-style-number text:level="7" style:num-format="">
        <style:list-level-properties text:space-before="7.615cm"/>
        <style:text-properties style:use-window-font-color="true" fo:font-size="45%"/>
      </text:list-level-style-number>
      <text:list-level-style-number text:level="8" style:num-format="">
        <style:list-level-properties text:space-before="8.884cm"/>
        <style:text-properties style:use-window-font-color="true" fo:font-size="45%"/>
      </text:list-level-style-number>
      <text:list-level-style-number text:level="9" style:num-format="">
        <style:list-level-properties text:space-before="10.15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23-08-30">30/08/2023</text:date></text:span></text:p>
        </draw:text-box>
      </draw:frame>
      <draw:frame draw:name="Espace réservé du pied de page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4.445cm" svg:height="6.285cm" svg:x="2.789cm" svg:y="2.27cm"/>
      <draw:page-thumbnail draw:layer="backgroundobjects" svg:width="4.445cm" svg:height="6.285cm" svg:x="2.789cm" svg:y="9.556cm"/>
      <draw:page-thumbnail draw:layer="backgroundobjects" svg:width="4.445cm" svg:height="6.285cm" svg:x="2.789cm" svg:y="16.842cm"/>
      <draw:page-thumbnail draw:layer="backgroundobjects" svg:width="4.445cm" svg:height="6.285cm" svg:x="11.814cm" svg:y="2.27cm"/>
      <draw:page-thumbnail draw:layer="backgroundobjects" svg:width="4.445cm" svg:height="6.285cm" svg:x="11.814cm" svg:y="9.556cm"/>
      <draw:page-thumbnail draw:layer="backgroundobjects" svg:width="4.445cm" svg:height="6.285cm" svg:x="11.814cm" svg:y="16.842cm"/>
    </style:handout-master>
    <style:master-page style:name="Master1-Thème-Office" style:page-layout-name="PM1" draw:style-name="Mdp1">
      <draw:custom-shape draw:name="AutoShape 17" draw:style-name="Mgr3" draw:text-style-name="MP1" draw:layer="backgroundobjects" svg:width="1.178cm" svg:height="1.179cm" svg:x="2.195cm" svg:y="-0.706cm">
        <svg:desc>Résultat de recherche d'images pour "ens paris saclay logo"</svg:desc>
        <text:p/>
        <draw:enhanced-geometry svg:viewBox="0 0 21600 21600" draw:type="non-primitive" draw:enhanced-path="M 0 0 L 21600 0 21600 21600 0 21600 Z N"/>
      </draw:custom-shape>
      <draw:custom-shape draw:name="AutoShape 19" draw:style-name="Mgr3" draw:text-style-name="MP1" draw:layer="backgroundobjects" svg:width="1.178cm" svg:height="1.179cm" svg:x="2.783cm" svg:y="-0.117cm">
        <svg:desc>Résultat de recherche d'images pour "ens paris saclay logo"</svg:desc>
        <text:p/>
        <draw:enhanced-geometry svg:viewBox="0 0 21600 21600" draw:type="non-primitive" draw:enhanced-path="M 0 0 L 21600 0 21600 21600 0 21600 Z N"/>
      </draw:custom-shape>
      <draw:frame draw:name="Image 21" draw:style-name="Mgr4" draw:text-style-name="MP3" draw:layer="backgroundobjects" svg:width="11.031cm" svg:height="4.801cm" svg:x="13.219cm" svg:y="112.506cm">
        <draw:image xlink:href="Pictures/1000221C00006A7300002E2636634675206AC439.emf" xlink:type="simple" xlink:show="embed" xlink:actuate="onLoad" draw:mime-type="image/x-emf">
          <text:p/>
        </draw:image>
        <draw:image xlink:href="Pictures/1000000100000406000001BFF6A0E45410BF146C.png" xlink:type="simple" xlink:show="embed" xlink:actuate="onLoad" draw:mime-type="image/png"/>
      </draw:frame>
      <draw:connector draw:name="Connecteur droit 29" draw:style-name="Mgr5" draw:text-style-name="MP3" draw:layer="backgroundobjects" draw:type="line" svg:x1="0cm" svg:y1="6.489cm" svg:x2="84.005cm" svg:y2="6.382cm" svg:d="M0 6489l84005-107" svg:viewBox="0 0 84006 108">
        <text:p/>
      </draw:connector>
      <draw:frame draw:style-name="Mgr6" draw:text-style-name="MP4" draw:layer="backgroundobjects" svg:width="8.004cm" svg:height="5.55cm" svg:x="74.581cm" svg:y="111.886cm">
        <draw:image xlink:href="Pictures/10000001000004680000030D867393604B97896F.png" xlink:type="simple" xlink:show="embed" xlink:actuate="onLoad" draw:mime-type="image/png">
          <text:p/>
        </draw:image>
      </draw:frame>
      <draw:frame draw:style-name="Mgr6" draw:text-style-name="MP4" draw:layer="backgroundobjects" svg:width="5.257cm" svg:height="5.264cm" svg:x="52.65cm" svg:y="112.2cm">
        <draw:image xlink:href="Pictures/1000000100000800000008002BF7B88EB3AC44A8.png" xlink:type="simple" xlink:show="embed" xlink:actuate="onLoad" draw:mime-type="image/png">
          <text:p/>
        </draw:image>
      </draw:frame>
      <draw:frame draw:style-name="Mgr6" draw:text-style-name="MP4" draw:layer="backgroundobjects" svg:width="14.355cm" svg:height="5.453cm" svg:x="59.778cm" svg:y="111.956cm">
        <draw:image xlink:href="Pictures/1000000100000341000002E39FC99E8171A3A81F.png" xlink:type="simple" xlink:show="embed" xlink:actuate="onLoad" draw:mime-type="image/png">
          <text:p/>
        </draw:image>
      </draw:frame>
      <draw:custom-shape draw:name="Rectangle 6" draw:style-name="Mgr7" draw:text-style-name="MP6" draw:layer="backgroundobjects" svg:width="82cm" svg:height="4.827cm" svg:x="1.05cm" svg:y="1.173cm">
        <text:p text:style-name="MP5"><text:span text:style-name="MT2">Journ</text:span><text:span text:style-name="MT2">ée </text:span><text:span text:style-name="MT2">théma</text:span><text:span text:style-name="MT2">tique </text:span><text:span text:style-name="MT2">5 </text:span><text:span text:style-name="MT2">octobr</text:span><text:span text:style-name="MT2">e 2023</text:span></text:p>
        <text:p text:style-name="MP5"><text:span text:style-name="MT3">Outil</text:span><text:span text:style-name="MT3">s </text:span><text:span text:style-name="MT3">logici</text:span><text:span text:style-name="MT3">els et </text:span><text:span text:style-name="MT3">matér</text:span><text:span text:style-name="MT3">iels </text:span><text:span text:style-name="MT3">pour </text:span><text:span text:style-name="MT3">la </text:span><text:span text:style-name="MT3">reche</text:span><text:span text:style-name="MT3">rche </text:span><text:span text:style-name="MT3">sur </text:span><text:span text:style-name="MT3">les </text:span><text:span text:style-name="MT3">véhic</text:span><text:span text:style-name="MT3">ules </text:span><text:span text:style-name="MT3">terres</text:span><text:span text:style-name="MT3">tres </text:span><text:span text:style-name="MT3">auton</text:span><text:span text:style-name="MT3">omes</text:span></text:p>
        <draw:enhanced-geometry svg:viewBox="0 0 21600 21600" draw:mirror-horizontal="false" draw:mirror-vertical="false" draw:type="non-primitive" draw:enhanced-path="M 0 0 L 21600 0 21600 21600 0 21600 Z N"/>
      </draw:custom-shape>
      <draw:frame presentation:style-name="Master1-Thème-Office-title" draw:layer="backgroundobjects" svg:width="73.797cm" svg:height="19.52cm" svg:x="5.149cm" svg:y="18.221cm" presentation:class="title" presentation:placeholder="true">
        <draw:text-box/>
      </draw:frame>
      <draw:frame presentation:style-name="Master1-Thème-Office-outline1" draw:layer="backgroundobjects" svg:width="73.797cm" svg:height="59.2cm" svg:x="5.149cm" svg:y="49.4cm" presentation:class="outline" presentation:placeholder="true">
        <draw:text-box/>
      </draw:frame>
      <draw:frame draw:style-name="Mgr6" draw:text-style-name="MP4" draw:layer="backgroundobjects" svg:width="10.782cm" svg:height="4.925cm" svg:x="1.05cm" svg:y="112.8cm">
        <draw:image xlink:href="Pictures/10000001000002800000012448EF1CD0E29FFD96.png" xlink:type="simple" xlink:show="embed" xlink:actuate="onLoad" draw:mime-type="image/png">
          <text:p/>
        </draw:image>
      </draw:frame>
      <presentation:notes style:page-layout-name="PM0">
        <draw:frame draw:name="Espace réservé de l'en-tête 1" presentation:style-name="Mpr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23-08-30">30/08/2023</text:date></text:span></text:p>
          </draw:text-box>
        </draw:frame>
        <draw:page-thumbnail draw:name="Espace réservé de l'image des diapositives 3" presentation:style-name="Master1-Thème-Office-title" draw:layer="backgroundobjects" svg:width="6.694cm" svg:height="9.525cm" svg:x="6.178cm" svg:y="1.905cm" presentation:class="page"/>
        <draw:frame draw:name="Espace réservé des commentaires 4" presentation:style-name="Mpr2" draw:text-style-name="MP1" draw:layer="backgroundobjects" svg:width="15.24cm" svg:height="11.43cm" svg:x="1.905cm" svg:y="12.065cm" presentation:class="notes">
          <draw:text-box>
            <text:p text:style-name="MP7"><text:span text:style-name="MT4">Cliquez pour modifier les styles du texte du </text:span><text:span text:style-name="MT4">masque</text:span></text:p>
            <text:list text:style-name="ML3">
              <text:list-item>
                <text:list>
                  <text:list-item>
                    <text:p text:style-name="MP8"><text:span text:style-name="MT5">Deuxième niveau</text:span></text:p>
                    <text:list>
                      <text:list-item>
                        <text:p text:style-name="MP9"><text:span text:style-name="MT5">Troisième niveau</text:span></text:p>
                        <text:list>
                          <text:list-item>
                            <text:p text:style-name="MP10"><text:span text:style-name="MT5">Quatriè</text:span><text:span text:style-name="MT5">me </text:span><text:span text:style-name="MT5">niveau</text:span></text:p>
                            <text:list>
                              <text:list-item>
                                <text:p text:style-name="MP11"><text:span text:style-name="MT5">C</text:span><text:span text:style-name="MT5">i</text:span><text:span text:style-name="MT5">n</text:span><text:span text:style-name="MT5">q</text:span><text:span text:style-name="MT5">u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  <dc:title>Présentation PowerPoint</dc:title>
    <meta:initial-creator>Utilisateur de Microsoft Office</meta:initial-creator>
    <meta:creation-date>2017-05-29T08:57:59Z</meta:creation-date>
    <dc:date>2023-08-30T11:28:43.333970643</dc:date>
    <meta:print-date>2016-04-28T13:51:12Z</meta:print-date>
    <meta:editing-cycles>9</meta:editing-cycles>
    <meta:editing-duration>PT6H23M27S</meta:editing-duration>
    <meta:document-statistic meta:object-count="51"/>
  </office:meta>
</office:document-meta>
</file>